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27.4.14</text:span></text:p>
      <text:p text:style-name="P4"/>
      <text:p text:style-name="P4"/>
      <text:p text:style-name="P6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10462</text:span></text:p>
      <text:p text:style-name="P8"/>
      <text:p text:style-name="Standard"><text:span text:style-name="T4">שם העסק/מבנה</text:span><text:span text:style-name="T3"> <text:s text:c="2"/></text:span><text:span text:style-name="T1">קניון רוטשילד מתחם G</text:span></text:p>
      <text:p text:style-name="P9"/>
      <text:p text:style-name="Standard"><text:span text:style-name="T4">כתובת</text:span><text:span text:style-name="T1"> <text:s/>רוטשילד 45 ראשל"צ <text:s text:c="2"/>- <text:s text:c="3"/>גרינבוים <text:s/>20 ראשל"צ</text:span></text:p>
      <text:p text:style-name="P9"/>
      <text:p text:style-name="Standard"><text:span text:style-name="T4">טלפון</text:span><text:span text:style-name="T1"> <text:s text:c="7"/>9500765 <text:s text:c="133"/></text:span></text:p>
      <text:p text:style-name="P9"/>
      <text:p text:style-name="Standard"><text:span text:style-name="T4">המפתחות נמצאים</text:span><text:span text:style-name="T1"> <text:s/>קומת משרדים חדר בקרה ח- 2</text:span></text:p>
      <text:p text:style-name="P4"/>
      <text:p text:style-name="Standard"><text:span text:style-name="T4">מיקום מפסק זרם ראשי</text:span><text:span text:style-name="T1"> <text:s/>פאנל כבאים רמפת פריקה וטעינה רח' גרינבוים <text:s/></text:span></text:p>
      <text:p text:style-name="Standard"><text:span text:style-name="T1"><text:s text:c="42"/>חדר חשמל ראשי קומה מ-4 . <text:s text:c="21"/></text:span></text:p>
      <text:p text:style-name="Standard"><text:span text:style-name="T1"><text:s text:c="160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כניסה למתחם דרך רח' גרינבוים – נדרש תכנית מיקום לגבי כל </text:span></text:p>
      <text:p text:style-name="Standard"><text:span text:style-name="T1"><text:s text:c="108"/>הקניון.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גלית סגל</text:span></text:p>
          </table:table-cell>
          <table:table-cell table:style-name="Table2.A1" office:value-type="string">
            <text:p text:style-name="P1"><text:span text:style-name="T1">מנכל"ת</text:span></text:p>
          </table:table-cell>
          <table:table-cell table:style-name="Table2.A1" office:value-type="string">
            <text:p text:style-name="P1"><text:span text:style-name="T1">077-5616512</text:span></text:p>
          </table:table-cell>
          <table:table-cell table:style-name="Table2.A1" office:value-type="string">
            <text:p text:style-name="P1"><text:span text:style-name="T1">052-6177952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רומן גולדשטיין</text:span></text:p>
          </table:table-cell>
          <table:table-cell table:style-name="Table2.A1" office:value-type="string">
            <text:p text:style-name="P1"><text:span text:style-name="T1">קב"ט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6177957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גנאדי אוטין</text:span></text:p>
          </table:table-cell>
          <table:table-cell table:style-name="Table2.A1" office:value-type="string">
            <text:p text:style-name="P1"><text:span text:style-name="T1">מנהל אחזקה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4411723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בוריס אהרונוב</text:span></text:p>
          </table:table-cell>
          <table:table-cell table:style-name="Table2.A1" office:value-type="string">
            <text:p text:style-name="P1"><text:span text:style-name="T1">אחזקה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4-6828057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מסעדה בקומת מסחר 0 - </text:span><text:bookmark text:name="_GoBack"/><text:span text:style-name="T1">צ'וקה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נים מעל מבנה הקניון 6 קומות חניה </text:span><text:span text:style-name="T4">אין גישה לרכב כיבוי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 בפרוזדור בקומת מרתף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דר שנאים בקומה מ-4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סוואנה בתוך עסק הולמס פלייס קומת מרתף</text:span></text:p>
          </table:table-cell>
        </table:table-row>
      </table:table>
      <text:p text:style-name="Standard"><text:span text:style-name="T1"><text:s text:c="506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3">אין גפ"מ במבנה, <text:s text:c="5"/>קיים מאגר מים בגג המבנה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3">לוח פיקוד כבאים נמצא בעורף הקניון רמפה פריקה וטעינה רח' גרינבוים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3">מגוף שליטה ספרינקלרים קומתי נמצא בחדר מדרגות צד מערב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3">חדרים טכניים : חדר חשמל ראשי, חדר גנרטור, מכונות מעלית נמצא בגג המבנה מ-4 .</text:span>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</table:table-row>
      </table:table>
      <text:p text:style-name="P4"/>
      <text:p text:style-name="P4"><text:soft-page-break/></text:p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3</meta:editing-cycles>
    <meta:print-date>2012-01-05T11:00:00</meta:print-date>
    <meta:creation-date>2014-04-27T12:11:00</meta:creation-date>
    <dc:date>2014-04-27T12:11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3" meta:paragraph-count="66" meta:word-count="255" meta:character-count="23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